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fo:font-size="14pt" officeooo:rsid="001981e8" officeooo:paragraph-rsid="001981e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officeooo:rsid="002146b8" officeooo:paragraph-rsid="002146b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officeooo:rsid="001f29c7" officeooo:paragraph-rsid="0025532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officeooo:rsid="00255329" officeooo:paragraph-rsid="00255329" style:font-size-asian="14pt" style:font-size-complex="14pt"/>
    </style:style>
    <style:style style:name="P5" style:family="paragraph" style:parent-style-name="Standard" style:list-style-name="L1">
      <style:paragraph-properties fo:line-height="150%"/>
      <style:text-properties style:font-name="DejaVu Sans" fo:font-size="14pt" officeooo:rsid="00255329" officeooo:paragraph-rsid="00255329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style:font-name="DejaVu Sans" fo:font-size="14pt" officeooo:rsid="001f29c7" officeooo:paragraph-rsid="001f29c7" style:font-size-asian="14pt" style:font-size-complex="14pt"/>
    </style:style>
    <style:style style:name="P7" style:family="paragraph" style:parent-style-name="Standard" style:list-style-name="L1">
      <style:paragraph-properties fo:line-height="150%"/>
      <style:text-properties style:font-name="DejaVu Sans" fo:font-size="14pt" officeooo:rsid="001f29c7" officeooo:paragraph-rsid="00255329" style:font-size-asian="14pt" style:font-size-complex="14pt"/>
    </style:style>
    <style:style style:name="P8" style:family="paragraph" style:parent-style-name="Standard" style:list-style-name="L1">
      <style:paragraph-properties fo:line-height="150%"/>
      <style:text-properties style:font-name="DejaVu Sans" fo:font-size="14pt" officeooo:rsid="0022c91c" officeooo:paragraph-rsid="0022c91c" style:font-size-asian="14pt" style:font-size-complex="14pt"/>
    </style:style>
    <style:style style:name="P9" style:family="paragraph" style:parent-style-name="Standard" style:list-style-name="L1">
      <style:paragraph-properties fo:line-height="150%"/>
      <style:text-properties style:font-name="DejaVu Sans" fo:font-size="14pt" officeooo:rsid="0022c91c" officeooo:paragraph-rsid="00259a07" style:font-size-asian="14pt" style:font-size-complex="14pt"/>
    </style:style>
    <style:style style:name="P10" style:family="paragraph" style:parent-style-name="Standard" style:list-style-name="L1">
      <style:paragraph-properties fo:line-height="150%"/>
      <style:text-properties style:font-name="DejaVu Sans" fo:font-size="14pt" officeooo:rsid="00259a07" officeooo:paragraph-rsid="00259a07" style:font-size-asian="14pt" style:font-size-complex="14pt"/>
    </style:style>
    <style:style style:name="P11" style:family="paragraph" style:parent-style-name="Standard">
      <style:text-properties style:font-name="DejaVu Sans" fo:font-size="14pt" officeooo:rsid="001981e8" officeooo:paragraph-rsid="001981e8" style:font-size-asian="14pt" style:font-size-complex="14pt"/>
    </style:style>
    <style:style style:name="T1" style:family="text">
      <style:text-properties officeooo:rsid="0023a22f"/>
    </style:style>
    <style:style style:name="T2" style:family="text">
      <style:text-properties officeooo:rsid="00255329"/>
    </style:style>
    <style:style style:name="T3" style:family="text">
      <style:text-properties officeooo:rsid="00259a0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mateur Radio </text:p>
      <text:p text:style-name="P3">Biography of Gary Hutton</text:p>
      <text:p text:style-name="P2">2024</text:p>
      <text:p text:style-name="P1"/>
      <text:p text:style-name="P1"/>
      <text:list text:style-name="L1">
        <text:list-item>
          <text:p text:style-name="P10">Desire to be involved with community. To support emergency solutions.</text:p>
        </text:list-item>
        <text:list-item>
          <text:p text:style-name="P6">Licensed Amateur Radio – Technician 2008</text:p>
        </text:list-item>
        <text:list-item>
          <text:p text:style-name="P8">UCARES – Utah County Amateur Radio Emergency Service</text:p>
          <text:list>
            <text:list-item>
              <text:p text:style-name="P8">Member since 2009</text:p>
            </text:list-item>
            <text:list-item>
              <text:p text:style-name="P8">Completed 4 levels of Certifications 2010 <text:span text:style-name="T3">with</text:span></text:p>
              <text:list>
                <text:list-item>
                  <text:p text:style-name="P9">IS-100a <text:span text:style-name="T3">Incident Command System</text:span>, </text:p>
                </text:list-item>
                <text:list-item>
                  <text:p text:style-name="P9">IS-700a <text:span text:style-name="T3">National Incident Management System NIMS</text:span>, </text:p>
                </text:list-item>
                <text:list-item>
                  <text:p text:style-name="P9"><text:span text:style-name="T1">IS-800d </text:span><text:span text:style-name="T3">National Response Framework</text:span><text:span text:style-name="T1">, </text:span></text:p>
                </text:list-item>
                <text:list-item>
                  <text:p text:style-name="P9"><text:span text:style-name="T1">IS-317 </text:span><text:span text:style-name="T3">Community Emergency Response</text:span></text:p>
                </text:list-item>
              </text:list>
            </text:list-item>
            <text:list-item>
              <text:p text:style-name="P8">Assistant Emergency Coordinator- AEC 2010-Present</text:p>
            </text:list-item>
            <text:list-item>
              <text:p text:style-name="P8">Interface Committee 2010-2020</text:p>
            </text:list-item>
            <text:list-item>
              <text:p text:style-name="P8">Digital Net Manager 2024</text:p>
            </text:list-item>
          </text:list>
        </text:list-item>
        <text:list-item>
          <text:p text:style-name="P8">Registered with Utah Department of Emergency Service 2008 </text:p>
        </text:list-item>
        <text:list-item>
          <text:p text:style-name="P5">CERT – Community Emergency Response Team</text:p>
          <text:list>
            <text:list-item>
              <text:p text:style-name="P6">Training 2010</text:p>
            </text:list-item>
            <text:list-item>
              <text:p text:style-name="P6"><text:span text:style-name="T2">T</text:span>rainer 2010-2015</text:p>
            </text:list-item>
          </text:list>
        </text:list-item>
        <text:list-item>
          <text:p text:style-name="P6">Upgraded Radio License to General 2018</text:p>
        </text:list-item>
        <text:list-item>
          <text:p text:style-name="P7">Utah County Sheriff Office</text:p>
          <text:list>
            <text:list-item>
              <text:p text:style-name="P7">Emergency Communication Support Team (ECSTeam) 2022</text:p>
            </text:list-item>
          </text:list>
        </text:list-item>
        <text:list-item>
          <text:p text:style-name="P6">Started using the fldigi Suite in 2015</text:p>
        </text:list-item>
        <text:list-item>
          <text:p text:style-name="P6">Started using <text:span text:style-name="T2">W</text:span>inlink email in 2022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3:02:33.882000000</meta:creation-date>
    <dc:date>2024-12-03T11:18:06.202294544</dc:date>
    <meta:editing-duration>PT47M1S</meta:editing-duration>
    <meta:editing-cycles>8</meta:editing-cycles>
    <meta:generator>LibreOffice/7.6.2.1$Linux_X86_64 LibreOffice_project/56f7684011345957bbf33a7ee678afaf4d2ba333</meta:generator>
    <meta:print-date>2024-04-12T20:59:13.378000000</meta:print-date>
    <dc:creator>Gary Hutton</dc:creator>
    <meta:document-statistic meta:table-count="0" meta:image-count="0" meta:object-count="0" meta:page-count="1" meta:paragraph-count="24" meta:word-count="136" meta:character-count="860" meta:non-whitespace-character-count="761"/>
  </office:meta>
</office:document-meta>
</file>